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kula" svg:font-family="Nakul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06f05d" officeooo:paragraph-rsid="000ccab9"/>
    </style:style>
    <style:style style:name="P7" style:family="paragraph" style:parent-style-name="Heading_20_2">
      <style:text-properties officeooo:paragraph-rsid="000fc1bc"/>
    </style:style>
    <style:style style:name="P8" style:family="paragraph" style:parent-style-name="Heading_20_2">
      <style:text-properties officeooo:rsid="000fc1bc" officeooo:paragraph-rsid="000fc1bc"/>
    </style:style>
    <style:style style:name="P9" style:family="paragraph" style:parent-style-name="Heading_20_3">
      <style:text-properties officeooo:rsid="000ccab9" officeooo:paragraph-rsid="000ccab9"/>
    </style:style>
    <style:style style:name="P10" style:family="paragraph" style:parent-style-name="Heading_20_3">
      <style:text-properties officeooo:rsid="000e7a17" officeooo:paragraph-rsid="000e7a17"/>
    </style:style>
    <style:style style:name="P11" style:family="paragraph" style:parent-style-name="Heading_20_3">
      <style:text-properties officeooo:rsid="000fc1bc" officeooo:paragraph-rsid="000fc1bc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style:font-name="Nakula" officeooo:rsid="0006f05d" officeooo:paragraph-rsid="0006f05d"/>
    </style:style>
    <style:style style:name="P13" style:family="paragraph" style:parent-style-name="Text_20_body" style:list-style-name="L2">
      <style:text-properties officeooo:rsid="0006f05d" officeooo:paragraph-rsid="0006f05d"/>
    </style:style>
    <style:style style:name="P14" style:family="paragraph" style:parent-style-name="Text_20_body" style:list-style-name="L2">
      <style:text-properties officeooo:rsid="00090634" officeooo:paragraph-rsid="00090634"/>
    </style:style>
    <style:style style:name="P15" style:family="paragraph" style:parent-style-name="Text_20_body" style:list-style-name="L2">
      <style:text-properties officeooo:rsid="000921a8" officeooo:paragraph-rsid="000921a8"/>
    </style:style>
    <style:style style:name="P16" style:family="paragraph" style:parent-style-name="Text_20_body" style:list-style-name="L2">
      <style:text-properties officeooo:rsid="000ccab9" officeooo:paragraph-rsid="000ccab9"/>
    </style:style>
    <style:style style:name="P17" style:family="paragraph" style:parent-style-name="Text_20_body" style:list-style-name="L4">
      <style:text-properties officeooo:rsid="000e7a17" officeooo:paragraph-rsid="000e7a17"/>
    </style:style>
    <style:style style:name="P18" style:family="paragraph" style:parent-style-name="Text_20_body" style:list-style-name="L6">
      <style:text-properties officeooo:rsid="000e7a17" officeooo:paragraph-rsid="000e7a17"/>
    </style:style>
    <style:style style:name="P19" style:family="paragraph" style:parent-style-name="Text_20_body">
      <style:text-properties officeooo:rsid="000fc1bc" officeooo:paragraph-rsid="000fc1bc"/>
    </style:style>
    <style:style style:name="T1" style:family="text">
      <style:text-properties officeooo:rsid="000906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c1b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9_4037473967" text:style-name="Index_20_Link" text:visited-style-name="Index_20_Link">Threats, Attacks, and Vulnerabilities<text:tab/>2</text:a></text:p>
          <text:p text:style-name="P3"><text:a xlink:type="simple" xlink:href="#__RefHeading___Toc111_4037473967" text:style-name="Index_20_Link" text:visited-style-name="Index_20_Link">Malware<text:tab/>2</text:a></text:p>
          <text:p text:style-name="P3"><text:a xlink:type="simple" xlink:href="#__RefHeading___Toc113_4037473967" text:style-name="Index_20_Link" text:visited-style-name="Index_20_Link">Understanding Attackers<text:tab/>4</text:a></text:p>
          <text:p text:style-name="P5"><text:a xlink:type="simple" xlink:href="#__RefHeading___Toc116_4037473967" text:style-name="Index_20_Link" text:visited-style-name="Index_20_Link">Differentiating Attackers<text:tab/>4</text:a></text:p>
          <text:p text:style-name="P5"><text:a xlink:type="simple" xlink:href="#__RefHeading___Toc118_4037473967" text:style-name="Index_20_Link" text:visited-style-name="Index_20_Link">Preventing Insider Threats<text:tab/>5</text:a></text:p>
          <text:p text:style-name="P5"><text:a xlink:type="simple" xlink:href="#__RefHeading___Toc120_4037473967" text:style-name="Index_20_Link" text:visited-style-name="Index_20_Link">Attack Vectors<text:tab/>5</text:a></text:p>
          <text:p text:style-name="P5"><text:a xlink:type="simple" xlink:href="#__RefHeading___Toc122_4037473967" text:style-name="Index_20_Link" text:visited-style-name="Index_20_Link">Zero Days and the Advanced Persistent Threat (APT)<text:tab/>5</text:a></text:p>
          <text:p text:style-name="P3"><text:a xlink:type="simple" xlink:href="#__RefHeading___Toc124_4037473967" text:style-name="Index_20_Link" text:visited-style-name="Index_20_Link">Threat Intelligence<text:tab/>5</text:a></text:p>
          <text:p text:style-name="P5"><text:a xlink:type="simple" xlink:href="#__RefHeading___Toc126_4037473967" text:style-name="Index_20_Link" text:visited-style-name="Index_20_Link">Threat Intelligence<text:tab/>5</text:a></text:p>
        </text:index-body>
      </text:table-of-content>
      <text:p text:style-name="P12"/>
      <text:h text:style-name="P6" text:outline-level="1"><text:bookmark-start text:name="__RefHeading___Toc109_4037473967"/>Threats, Attacks, and Vulnerabilities<text:bookmark-end text:name="__RefHeading___Toc109_4037473967"/></text:h>
      <text:h text:style-name="P7" text:outline-level="2"><text:bookmark-start text:name="__RefHeading___Toc111_4037473967"/><text:span text:style-name="T2">Malware</text:span><text:bookmark-end text:name="__RefHeading___Toc111_4037473967"/></text:h>
      <text:list xml:id="list2575197080" text:style-name="L2">
        <text:list-item>
          <text:p text:style-name="P13"><text:span text:style-name="T2">Malware: </text:span><text:span text:style-name="T4">malicious software. Infect systems. Two components</text:span></text:p>
          <text:list>
            <text:list-item>
              <text:p text:style-name="P13"><text:span text:style-name="T2">Propagation mechanism</text:span>: The way the malware spreads. Varies from malware types.</text:p>
            </text:list-item>
            <text:list-item>
              <text:p text:style-name="P13"><text:span text:style-name="T2">Payload</text:span>: malicious action that the malware performs; any type of malware can carry any type of payload. <text:span text:style-name="T1">Several types:</text:span></text:p>
              <text:list>
                <text:list-item>
                  <text:p text:style-name="P14"><text:span text:style-name="T2">Adware</text:span>: displays advertisements, but doesn’t generate revenue for the content owner, it generates revenue for the malware author. Mechanisms include:</text:p>
                  <text:list>
                    <text:list-item>
                      <text:p text:style-name="P14">Changes the default search engine; </text:p>
                    </text:list-item>
                    <text:list-item>
                      <text:p text:style-name="P14">Displaying pop-up adverts; </text:p>
                    </text:list-item>
                    <text:list-item>
                      <text:p text:style-name="P14">Replace legitimate ads with other ads.</text:p>
                    </text:list-item>
                  </text:list>
                </text:list-item>
                <text:list-item>
                  <text:p text:style-name="P14"><text:span text:style-name="T2">Spyware</text:span>: gathers information without the user’s knowledge or consent, and reports it back to the author. Techniques:</text:p>
                  <text:list>
                    <text:list-item>
                      <text:p text:style-name="P14">Keyloggers</text:p>
                    </text:list-item>
                    <text:list-item>
                      <text:p text:style-name="P14">Monitors web browsing</text:p>
                    </text:list-item>
                    <text:list-item>
                      <text:p text:style-name="P14">Search hard drives and cloud storage</text:p>
                    </text:list-item>
                    <text:list-item>
                      <text:p text:style-name="P14">Potentially Unwanted Programs (PUPs)</text:p>
                    </text:list-item>
                  </text:list>
                </text:list-item>
                <text:list-item>
                  <text:p text:style-name="P14"><text:span text:style-name="T2">Ransomware</text:span>: blocks legitimate use of a system until a ransom is paid. Ex: WannaCry</text:p>
                </text:list-item>
                <text:list-item>
                  <text:p text:style-name="P14"><text:span text:style-name="T2">Cryptomalware</text:span>: mines cryptocurrency; steals compute capacity.</text:p>
                </text:list-item>
              </text:list>
            </text:list-item>
            <text:list-item>
              <text:p text:style-name="P13">Types:</text:p>
              <text:list>
                <text:list-item>
                  <text:p text:style-name="P13"><text:span text:style-name="T2">Virus</text:span>: spread by human action (opening email, clicking link, or inserting infected USB).</text:p>
                </text:list-item>
                <text:list-item>
                  <text:p text:style-name="P13"><text:span text:style-name="T2">Worm</text:span>: spread by themselves by reaching out and infecting via system vulnerabilities. Keep system up-to-date.</text:p>
                </text:list-item>
                <text:list-item>
                  <text:p text:style-name="P14"><text:span text:style-name="T2">Trojan Horse</text:span>: pretend to be legitimate pieces of software that a user might want to download and install. It may perform as expected, but carries a malicious hidden payload.</text:p>
                  <text:list>
                    <text:list-item>
                      <text:p text:style-name="P14">Remote Access Trojan (RAT): provide backdoor(s) into systems.</text:p>
                    </text:list-item>
                  </text:list>
                </text:list-item>
                <text:list-item>
                  <text:p text:style-name="P15"><text:span text:style-name="T2">Backdoors</text:span>: provides workaround access, usually initialized by programmers for ease-of-use when developing. Might be left in; could be hard-coded into an account; might use default passwords that the user doesn’t remember; unknown channels that people don’t know about.</text:p>
                </text:list-item>
                <text:list-item>
                  <text:p text:style-name="P15"><text:soft-page-break/><text:span text:style-name="T2">Logic Bombs</text:span>: delivers a triggered payload. Could be something malicious that “detonates” at a specific date/time is reached; modifications of the contents of a file; a specific API call. Could be something from an insider, where they program something malicious if a worker is fired.</text:p>
                </text:list-item>
              </text:list>
            </text:list-item>
            <text:list-item>
              <text:p text:style-name="P15">Advanced Malware: two advanced malware topics include rootkits and fileless viruses.</text:p>
              <text:list>
                <text:list-item>
                  <text:p text:style-name="P15"><text:span text:style-name="T2">Rootkits</text:span>: a special superuser account that provides unrestricted access to system resources. Escalate user privileges to unrestricted superuser access. Payloads include:</text:p>
                  <text:list>
                    <text:list-item>
                      <text:p text:style-name="P15">Backdorrs</text:p>
                    </text:list-item>
                    <text:list-item>
                      <text:p text:style-name="P15">Botnet agents</text:p>
                    </text:list-item>
                    <text:list-item>
                      <text:p text:style-name="P15">Adawre/spyware</text:p>
                    </text:list-item>
                    <text:list-item>
                      <text:p text:style-name="P15">Antitheft mechanisms (not intended to me malicious)</text:p>
                    </text:list-item>
                    <text:list-item>
                      <text:p text:style-name="P15">Two modes:</text:p>
                      <text:list>
                        <text:list-item>
                          <text:p text:style-name="P15">User Mode: run with normal user privileges, are easy to write, and are hard to detect.</text:p>
                        </text:list-item>
                        <text:list-item>
                          <text:p text:style-name="P15">Kernel Mode: run with system privileges, are difficult to write, and are easy to detect.</text:p>
                        </text:list-item>
                      </text:list>
                    </text:list-item>
                  </text:list>
                </text:list-item>
                <text:list-item>
                  <text:p text:style-name="P15"><text:span text:style-name="T2">Fileless viruses</text:span>: remain in memory – never write any data to a disk. Techniques include:</text:p>
                  <text:list>
                    <text:list-item>
                      <text:p text:style-name="P15">Microsoft Office macros</text:p>
                    </text:list-item>
                    <text:list-item>
                      <text:p text:style-name="P15">JavaScript code</text:p>
                    </text:list-item>
                    <text:list-item>
                      <text:p text:style-name="P15">Windows Registry persistence – instruct Windows to load themselves back into running after reboot.</text:p>
                    </text:list-item>
                  </text:list>
                </text:list-item>
                <text:list-item>
                  <text:p text:style-name="P15"><text:span text:style-name="T2">Botnets</text:span>: collections/networks of infected machines that wait dormant until the hacker activates them. Uses include:</text:p>
                  <text:list>
                    <text:list-item>
                      <text:p text:style-name="P15">Rent computer power, </text:p>
                    </text:list-item>
                    <text:list-item>
                      <text:p text:style-name="P15">Deliver spam,</text:p>
                    </text:list-item>
                    <text:list-item>
                      <text:p text:style-name="P15">Engage in DDoS attacks, </text:p>
                    </text:list-item>
                    <text:list-item>
                      <text:p text:style-name="P15">Mining bitcoin, </text:p>
                    </text:list-item>
                    <text:list-item>
                      <text:p text:style-name="P15">Waging brute force attacks.</text:p>
                    </text:list-item>
                    <text:list-item>
                      <text:p text:style-name="P15">Command and Control mechanisms:</text:p>
                      <text:list>
                        <text:list-item>
                          <text:p text:style-name="P15">Command and control network relay orders</text:p>
                        </text:list-item>
                        <text:list-item>
                          <text:p text:style-name="P15">Communication must be indirect and redundant</text:p>
                        </text:list-item>
                        <text:list-item>
                          <text:p text:style-name="P15">Internet Relay Chat (IRC)</text:p>
                        </text:list-item>
                        <text:list-item>
                          <text:p text:style-name="P15"><text:soft-page-break/>Twitter</text:p>
                        </text:list-item>
                        <text:list-item>
                          <text:p text:style-name="P15">Peer-to-peer within the botnet</text:p>
                        </text:list-item>
                      </text:list>
                    </text:list-item>
                  </text:list>
                </text:list-item>
                <text:list-item>
                  <text:p text:style-name="P16"><text:span text:style-name="T2">Script</text:span>: a sequence of instructions written in a programming language to automate work. Can be used to perform malicious tasks.</text:p>
                  <text:list>
                    <text:list-item>
                      <text:p text:style-name="P16"><text:span text:style-name="T2">Shell Scripts</text:span>: run at the command line and integrate with the operating system.</text:p>
                    </text:list-item>
                    <text:list-item>
                      <text:p text:style-name="P16"><text:span text:style-name="T2">Application Scripts</text:span>: run within software application and integrate with that application.</text:p>
                    </text:list-item>
                    <text:list-item>
                      <text:p text:style-name="P16"><text:span text:style-name="T2">Programming Languages</text:span>: allow the creation of general purpose code.</text:p>
                    </text:list-item>
                    <text:list-item>
                      <text:p text:style-name="P16">Types:</text:p>
                      <text:list>
                        <text:list-item>
                          <text:p text:style-name="P16"><text:span text:style-name="T2">BASH</text:span>: scripting language used on Linux and Mac.</text:p>
                        </text:list-item>
                        <text:list-item>
                          <text:p text:style-name="P16"><text:span text:style-name="T2">PowerShell</text:span>: provides scripting capabilities on Windows.</text:p>
                        </text:list-item>
                        <text:list-item>
                          <text:p text:style-name="P16"><text:span text:style-name="T2">Visual Basic for Applications (VBA)</text:span>: a macro scripting language used within Microsoft Office.</text:p>
                        </text:list-item>
                        <text:list-item>
                          <text:p text:style-name="P16"><text:span text:style-name="T2">Python</text:span>: powerful general purpose programming languag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8" text:outline-level="2"><text:bookmark-start text:name="__RefHeading___Toc113_4037473967"/>Understanding Attackers<text:bookmark-end text:name="__RefHeading___Toc113_4037473967"/></text:h>
      <text:h text:style-name="P9" text:outline-level="3"><text:bookmark-start text:name="__RefHeading___Toc116_4037473967"/>Differentiating Attackers<text:bookmark-end text:name="__RefHeading___Toc116_4037473967"/></text:h>
      <text:list xml:id="list1789728900" text:style-name="L4">
        <text:list-item>
          <text:p text:style-name="P17">Internal vs. External</text:p>
        </text:list-item>
        <text:list-item>
          <text:p text:style-name="P17">Level of sophistication</text:p>
        </text:list-item>
        <text:list-item>
          <text:p text:style-name="P17">Access to resources</text:p>
        </text:list-item>
        <text:list-item>
          <text:p text:style-name="P17">Motivation</text:p>
        </text:list-item>
        <text:list-item>
          <text:p text:style-name="P17">Intent</text:p>
        </text:list-item>
        <text:list-item>
          <text:p text:style-name="P17">Script kiddies: unskilled attackers who simply reuse hacking tools developed by others.</text:p>
        </text:list-item>
        <text:list-item>
          <text:p text:style-name="P17">Hacktivists: seek to use hacking tools to advance political and social agenda.</text:p>
        </text:list-item>
        <text:list-item>
          <text:p text:style-name="P17">Criminal syndicates: use hacking tools, such as ransomware.</text:p>
        </text:list-item>
        <text:list-item>
          <text:p text:style-name="P17">Corporate espionage: competitors use hacking tools and techniques for corporate espionage purposes.</text:p>
        </text:list-item>
        <text:list-item>
          <text:p text:style-name="P17">Nation States: highly sophisticated advanced persistent threat (APT) groups that may have near limitless resources.</text:p>
        </text:list-item>
        <text:list-item>
          <text:p text:style-name="P17">3 Basic Groups:</text:p>
          <text:list>
            <text:list-item>
              <text:p text:style-name="P17">White Hat: operate with permission and good intent.</text:p>
            </text:list-item>
            <text:list-item>
              <text:p text:style-name="P17"><text:soft-page-break/>Black Hat: operate illegally with malicious intent.</text:p>
            </text:list-item>
            <text:list-item>
              <text:p text:style-name="P17">Grey Hat: operate without permission but with good intent.</text:p>
            </text:list-item>
          </text:list>
        </text:list-item>
      </text:list>
      <text:h text:style-name="P10" text:outline-level="3"><text:bookmark-start text:name="__RefHeading___Toc118_4037473967"/>Preventing Insider Threats<text:bookmark-end text:name="__RefHeading___Toc118_4037473967"/></text:h>
      <text:list xml:id="list3858882918" text:style-name="L6">
        <text:list-item>
          <text:p text:style-name="P18"><text:span text:style-name="T2">Insider Threat</text:span>: risk of internal compromise. Often occur at the hands of executives, IT, and other trusted users.</text:p>
          <text:list>
            <text:list-item>
              <text:p text:style-name="P18">Privilege Escalation Attacks: take a normal user’s credentials and transform them into powerful superuser accounts; many individuals may have skills that are unknown to their coworkers, and even if they themselves don’t have the skills, someone they know might be an information security expert.</text:p>
            </text:list-item>
            <text:list-item>
              <text:p text:style-name="P18">HR practices control insider threats:</text:p>
              <text:list>
                <text:list-item>
                  <text:p text:style-name="P18">Background checks to uncover past legal issues;</text:p>
                </text:list-item>
                <text:list-item>
                  <text:p text:style-name="P18">Principle of least privilege;</text:p>
                </text:list-item>
                <text:list-item>
                  <text:p text:style-name="P18">Require multiple users to carry out sensitive operations;</text:p>
                </text:list-item>
                <text:list-item>
                  <text:p text:style-name="P18">Implement mandatory vacations for critical staff.</text:p>
                </text:list-item>
              </text:list>
            </text:list-item>
            <text:list-item>
              <text:p text:style-name="P18">Shadow IT: exposes the organization to risk from the use of unapproved devices.</text:p>
            </text:list-item>
          </text:list>
        </text:list-item>
      </text:list>
      <text:h text:style-name="P10" text:outline-level="3"><text:bookmark-start text:name="__RefHeading___Toc120_4037473967"/>Attack Vectors<text:bookmark-end text:name="__RefHeading___Toc120_4037473967"/></text:h>
      <text:h text:style-name="Heading_20_3" text:outline-level="3"><text:bookmark-start text:name="__RefHeading___Toc122_4037473967"/>Zero Days and the Advanced Persistent Threat (APT)<text:bookmark-end text:name="__RefHeading___Toc122_4037473967"/></text:h>
      <text:h text:style-name="P8" text:outline-level="2"><text:bookmark-start text:name="__RefHeading___Toc124_4037473967"/>Threat Intelligence<text:bookmark-end text:name="__RefHeading___Toc124_4037473967"/></text:h>
      <text:h text:style-name="P11" text:outline-level="3"><text:bookmark-start text:name="__RefHeading___Toc126_4037473967"/>Threat Intelligence<text:bookmark-end text:name="__RefHeading___Toc126_4037473967"/></text:h>
      <text:p text:style-name="P19">Managing Threat Indicators</text:p>
      <text:p text:style-name="P19">Intelligence Sharing</text:p>
      <text:p text:style-name="P19">Threat Research</text:p>
      <text:p text:style-name="P19">Identifying Threats</text:p>
      <text:p text:style-name="P19">Automating Threat Intelligence</text:p>
      <text:p text:style-name="P19">Threat Hunt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kula" svg:font-family="Nakul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2:54:45.918243877</meta:creation-date>
    <dc:date>2023-10-20T14:41:22.347308171</dc:date>
    <meta:editing-duration>PT15M2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02" meta:word-count="878" meta:character-count="5814" meta:non-whitespace-character-count="5108"/>
  </office:meta>
</office:document-meta>
</file>